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8]-[.F1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9]-[.F1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0]-[.F2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9-08" calcext:value-type="date">
            <text:p>08/09/2025</text:p>
          </table:table-cell>
          <table:table-cell table:style-name="ce49" table:formula="of:=[.C21]-[.F2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6427 - process. 09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22]-[.F2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NF 13299 - mens. 09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10-08" calcext:value-type="date">
            <text:p>08/10/2025</text:p>
          </table:table-cell>
          <table:table-cell table:style-name="ce49" table:formula="of:=[.C23]-[.F2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23])" office:value-type="float" office:value="0" calcext:value-type="float">
            <text:p>-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9">00/00/0000</text:date></text:span><text:span text:style-name="MT2"><text:s/>- </text:span><text:span text:style-name="MT2"><text:time style:data-style-name="N2" text:time-value="15:32:47.988698500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5:32:47.99541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10-09T15:34:05.193812700</dc:date>
    <dc:language>pt-PT</dc:language>
    <meta:editing-cycles>764</meta:editing-cycles>
    <meta:editing-duration>P2DT7H24M19S</meta:editing-duration>
    <meta:print-date>2025-01-10T10:51:14.964000000</meta:print-date>
    <meta:document-statistic meta:table-count="1" meta:cell-count="164" meta:object-count="0"/>
    <meta:user-defined meta:name="Info 0"/>
    <meta:user-defined meta:name="Info 1"/>
    <meta:user-defined meta:name="Info 2"/>
    <meta:user-defined meta:name="Info 3"/>
  </office:meta>
</office:document-meta>
</file>